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paragraph-properties style:writing-mode="lr-tb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1">
      <style:paragraph-properties fo:margin-top="0cm" fo:margin-bottom="0cm"/>
    </style:style>
    <style:style style:name="P5" style:family="paragraph" style:parent-style-name="Text_20_body" style:list-style-name="L2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internal-source-marker_0.8397864612769237"/>Mån, 1/10 10:00 – Inlämning #03</text:h>
      <text:h text:style-name="Heading_20_3" text:outline-level="3">Generellt:</text:h>
      <text:list xml:id="list41506096" text:style-name="L1">
        <text:list-item>
          <text:p text:style-name="P4">källkod </text:p>
        </text:list-item>
        <text:list-item>
          <text:p text:style-name="P2">installerbart program (.apk) – begränsad funktionalitet </text:p>
        </text:list-item>
      </text:list>
      <text:h text:style-name="P1" text:outline-level="3">För projekt som kör Scrum:</text:h>
      <text:list xml:id="list41489137" text:style-name="L2">
        <text:list-item>
          <text:p text:style-name="P5">Arkitektur-specifikation (övergripande dokument som skall hjälpa nya utvecklare och oss handledare att förstå er kod) </text:p>
        </text:list-item>
        <text:list-item>
          <text:p text:style-name="P5">Dokumenterad sprint planning (foto, textfiler, dokument, ….) </text:p>
        </text:list-item>
        <text:list-item>
          <text:p text:style-name="P5">Sprint backlog </text:p>
        </text:list-item>
        <text:list-item>
          <text:p text:style-name="P5">Product backlog </text:p>
        </text:list-item>
        <text:list-item>
          <text:p text:style-name="P5">Dokumenterad Definition-Of-Done </text:p>
        </text:list-item>
        <text:list-item>
          <text:p text:style-name="P3">10 traditionella krav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9-27T21:35:32.13</meta:creation-date>
    <meta:document-statistic meta:table-count="0" meta:image-count="0" meta:object-count="0" meta:page-count="1" meta:paragraph-count="11" meta:word-count="59" meta:character-count="403"/>
    <dc:date>2012-09-27T21:36:40.28</dc:date>
    <meta:editing-duration>PT1M10S</meta:editing-duration>
    <meta:editing-cycles>1</meta:editing-cycles>
    <meta:generator>OpenOffice.org/3.3$Win32 OpenOffice.org_project/330m20$Build-9567</meta:generator>
  </office:meta>
</office:document-meta>
</file>